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roman" style:font-pitch="variable"/>
    <style:font-face style:name="Nimbus Mono L" svg:font-family="Nimbus Mono L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13" style:parent-style-name="Standard" style:family="paragraph">
      <style:paragraph-properties fo:text-align="justify"/>
    </style:style>
    <style:style style:name="T14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5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T16" style:parent-style-name="SourceText" style:family="text">
      <style:text-properties style:font-name="Times New Roman" fo:font-size="11pt" style:font-size-asian="11pt" style:font-size-complex="11pt"/>
    </style:style>
    <style:style style:name="T17" style:parent-style-name="Основнойшрифтабзаца" style:family="text">
      <style:text-properties style:font-name="Times New Roman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Times New Roman" fo:font-size="11pt" style:font-size-asian="11pt" style:font-size-complex="11pt"/>
    </style:style>
    <style:style style:name="P24" style:parent-style-name="Standard" style:family="paragraph">
      <style:paragraph-properties fo:text-align="justify"/>
      <style:text-properties style:font-name="Times New Roman"/>
    </style:style>
    <style:style style:name="P25" style:parent-style-name="Standard" style:family="paragraph">
      <style:paragraph-properties fo:text-align="justify"/>
      <style:text-properties style:font-name="Times New Roman"/>
    </style:style>
    <style:style style:name="P26" style:parent-style-name="Standard" style:family="paragraph">
      <style:text-properties style:font-name="Times New Roman" style:font-name-complex="Arial"/>
    </style:style>
    <style:style style:name="P27" style:parent-style-name="Standard" style:family="paragraph">
      <style:text-properties style:font-name="Times New Roman" style:font-name-complex="Arial"/>
    </style:style>
    <style:style style:name="P28" style:parent-style-name="Standard" style:family="paragraph">
      <style:text-properties style:font-name="Times New Roman" style:font-name-complex="Arial"/>
    </style:style>
    <style:style style:name="P29" style:parent-style-name="Standard" style:family="paragraph">
      <style:text-properties style:font-name="Times New Roman" style:font-name-complex="Arial"/>
    </style:style>
    <style:style style:name="P30" style:parent-style-name="Standard" style:family="paragraph">
      <style:text-properties style:font-name="Times New Roman" style:font-name-complex="Arial"/>
    </style:style>
    <style:style style:name="T31" style:parent-style-name="Основнойшрифтабзаца" style:family="text">
      <style:text-properties style:font-name="Times New Roman" style:font-name-complex="Arial"/>
    </style:style>
  </office:automatic-styles>
  <office:body>
    <office:text text:use-soft-page-breaks="true">
      <text:p text:style-name="P1">Отзыв научного руководителя</text:p>
      <text:p text:style-name="P2">на выпускную квалификационную работу</text:p>
      <text:p text:style-name="P3">студента<text:s/>4-курса</text:p>
      <text:p text:style-name="P4">филиала МГУ в <text:s/>г. Севастополе</text:p>
      <text:p text:style-name="P5">факультет компьютерной математики</text:p>
      <text:p text:style-name="P6"/>
      <text:p text:style-name="P7">Осадчука<text:s/>Дмитрия Руслановича</text:p>
      <text:p text:style-name="P8"/>
      <text:p text:style-name="P9">Разработка метода разделения потока данных для передачи файлов от пользователя на суперкомпьютер с учетом приоритетов</text:p>
      <text:p text:style-name="P10"/>
      <text:p text:style-name="P11">Выпускная работа решает задачу организации «рабочего места» ученого при работе с суперкомпьютерами. Предполагается, что взаимодействие с суперкомпьютером происходит не напрямую, а через некоторый сервер, который агрегирует данные и может передавать их самостоятельно непосредственно на сам суперкомпьютер. Пользователь может инициировать <text:s text:c="2"/>длительные обмены данными, где<text:s/>длительность обмена может многократно превышать время <text:s/>сеанса работы пользовательского компьютера, тем самым необходимы «докачки» после повторного включения. В том числе пользователь может приоретизировать свои потоки передач данных, делая что-то более срочным по отношению к другому.</text:p>
      <text:p text:style-name="P12"/>
      <text:p text:style-name="P13"><text:span text:style-name="T14">В работе представлены несколько <text:s/>алгоритмов <text:s/>разделения потоков передачи данных по приоритетам. Для проверки алгоритмов произведено специальное нагрузочное тестирование, где с 14 компьютеров одновременно с выставленными <text:s/>огра</text:span><text:span text:style-name="T15">ничениями на пропускную способность велась передача данных. <text:s/>Показано преимущество алгоритма основанного на изменении размеров фрагментов («</text:span><text:span text:style-name="T16">по кадрам передачи</text:span><text:span text:style-name="T17">» в работе), перед алгоритмом разделения времени («по времени передачи» в работе).</text:span></text:p>
      <text:p text:style-name="P18"/>
      <text:p text:style-name="P19">Алгоритмы реализованы в программной системе, имеющей клиент-серверную архитектуру. Сервер осуществляет прием/передачу файлов через <text:s/>FTP протокол, где реализован специальный режим передач, когда файлы дробятся на фрагменты; здесь решается проблема асинхронного взаимодействия со многими клиентами, так, чтобы минимизировать <text:s/>простой на операциях ввода/вывода операционной системы. Сервер написан на языке программирования Python. Со стороны клиента реализован графический пользовательский интерфейс.</text:p>
      <text:p text:style-name="P20"/>
      <text:p text:style-name="P21">В выпускной квалификационной работе Осадчуком Д.Р. представлен достаточно подробный обзор средств асинхронного взаимодействия и Python библиотек для организации асинхронных передач файлов. <text:s/>Поставленная задача в работе выполнена, работа выполнена качественно и на высоком уровне. К<text:s/>недостаткам можно отнести стиль изложения, который изобилует сложными грамматическими конструкциями.</text:p>
      <text:p text:style-name="P22"/>
      <text:p text:style-name="P23">Несмотря на недостаток, рекомендую оценку «отлично».</text:p>
      <text:p text:style-name="P24"/>
      <text:p text:style-name="P25"/>
      <text:p text:style-name="P26">Научный руководитель:</text:p>
      <text:p text:style-name="P27">ведущий<text:s/>научный сотрудник</text:p>
      <text:p text:style-name="P28">факультета</text:p>
      <text:p text:style-name="P29">ВМК МГУ им. М. В. Ломоносова</text:p>
      <text:p text:style-name="P30"/>
      <text:p text:style-name="Standard"><text:span text:style-name="T31">к.ф.-м.н. <text:s text:c="3"/>Сальников Алексей Николаевич <text:s/>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roman" style:font-pitch="variable"/>
    <style:font-face style:name="Nimbus Mono L" svg:font-family="Nimbus Mono L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Дмитрий</meta:initial-creator>
    <dc:creator>Дмитрий</dc:creator>
    <meta:creation-date>2015-05-02T09:05:00Z</meta:creation-date>
    <dc:date>2018-05-16T11:20:00Z</dc:date>
    <meta:print-date>2018-05-14T19:07:00Z</meta:print-date>
    <meta:template xlink:href="Normal.dotm" xlink:type="simple"/>
    <meta:editing-cycles>1</meta:editing-cycles>
    <meta:editing-duration>PT4140S</meta:editing-duration>
    <meta:document-statistic meta:page-count="1" meta:paragraph-count="5" meta:word-count="374" meta:character-count="2504" meta:row-count="17" meta:non-whitespace-character-count="2135"/>
  </office:meta>
</office:document-meta>
</file>